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7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6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3" svg:font-family="'Comic Sans MS'" style:font-adornments="義式斜體" style:font-family-generic="script" style:font-pitch="variable"/>
    <style:font-face style:name="標楷體4" svg:font-family="標楷體" style:font-family-generic="script" style:font-pitch="variable"/>
    <style:font-face style:name="標楷體2" svg:font-family="標楷體" style:font-adornments="標準" style:font-family-generic="script" style:font-pitch="variable"/>
    <style:font-face style:name="標楷體8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4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1" svg:font-family="標楷體" style:font-adornments="標準" style:font-family-generic="system" style:font-pitch="variable"/>
    <style:font-face style:name="標楷體5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98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4" style:family="graphic" style:parent-style-name="standard">
      <style:graphic-properties svg:stroke-width="0.053cm" svg:stroke-color="#80008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07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8ac2" draw:marker-start-width="0.279cm" draw:marker-end-width="0.279cm" draw:fill="none" draw:textarea-horizontal-align="justify" draw:textarea-vertical-align="middle" draw:auto-grow-height="false" fo:min-height="1.643cm" fo:min-width="4.199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8ac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  <style:paragraph-properties style:writing-mode="lr-tb"/>
    </style:style>
    <style:style style:name="gr9" style:family="graphic" style:parent-style-name="standard">
      <style:graphic-properties svg:stroke-width="0.053cm" svg:stroke-color="#008ac2" draw:marker-start-width="0.279cm" draw:marker-end-width="0.279cm" draw:fill="none" draw:textarea-horizontal-align="justify" draw:textarea-vertical-align="middle" draw:auto-grow-height="false" fo:min-height="6.87cm" fo:min-width="6.62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486cm"/>
      <style:paragraph-properties style:writing-mode="lr-tb"/>
    </style:style>
    <style:style style:name="gr13" style:family="graphic" style:parent-style-name="standard">
      <style:graphic-properties svg:stroke-width="0.053cm" svg:stroke-color="#008ac2" draw:marker-start-width="0.279cm" draw:marker-end-width="0.279cm" draw:fill="none" draw:textarea-horizontal-align="justify" draw:textarea-vertical-align="middle" draw:auto-grow-height="false" fo:min-height="6.773cm" fo:min-width="6.523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8ac2" draw:marker-start-width="0.279cm" draw:marker-end-width="0.279cm" draw:fill="none" draw:textarea-horizontal-align="justify" draw:textarea-vertical-align="middle" draw:auto-grow-height="false" fo:min-height="1.256cm" fo:min-width="6.50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6" style:family="graphic" style:parent-style-name="standard">
      <style:graphic-properties svg:stroke-width="0.053cm" svg:stroke-color="#ff0000" draw:marker-start-width="0.279cm" draw:marker-end-width="0.279cm" draw:fill="solid" draw:fill-color="#ff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textarea-vertical-align="middle"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line-height="100%" style:writing-mode="lr-tb"/>
    </style:style>
    <style:style style:name="P7" style:family="paragraph">
      <style:paragraph-properties fo:margin-left="0cm" fo:margin-right="0cm" fo:margin-top="0cm" fo:margin-bottom="0.371cm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paragraph-properties style:writing-mode="lr-tb"/>
      <style:text-properties fo:color="#800080" loext:opacity="100%" fo:font-size="26pt" style:font-size-asian="26pt" style:font-size-complex="26pt"/>
    </style:style>
    <style:style style:name="P15" style:family="paragraph">
      <loext:graphic-properties draw:fill="none" draw:fill-color="#ffffff"/>
      <style:paragraph-properties style:writing-mode="lr-tb"/>
      <style:text-properties fo:color="#800080" loext:opacity="100%" fo:font-size="36pt" style:font-size-asian="36pt" style:font-size-complex="36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style:paragraph-properties fo:margin-left="1.3cm" fo:margin-right="0cm" fo:text-indent="-1.3cm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7pt"/>
    </style:style>
    <style:style style:name="T3" style:family="text">
      <style:text-properties style:text-position="33% 58%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Comic Sans MS2" fo:font-size="24pt" fo:font-style="normal" fo:text-shadow="none" style:text-underline-style="none" fo:font-weight="normal" style:letter-kerning="true" style:font-name-asian="標楷體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33% 58%" style:font-name="Comic Sans MS2" fo:font-size="24pt" fo:font-style="normal" fo:text-shadow="none" style:text-underline-style="none" fo:font-weight="normal" style:letter-kerning="true" style:font-name-asian="標楷體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text-position="33% 58%" fo:font-size="36pt" style:font-size-asian="36pt" style:font-size-complex="3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text-position="33% 58%" fo:font-size="26pt" style:font-size-asian="26pt" style:font-size-complex="26pt"/>
    </style:style>
    <style:style style:name="T11" style:family="text">
      <style:text-properties fo:color="#800080" loext:opacity="100%" fo:font-size="26pt" style:font-size-asian="26pt" style:font-size-complex="26pt"/>
    </style:style>
    <style:style style:name="T12" style:family="text">
      <style:text-properties fo:color="#800080" loext:opacity="100%" fo:font-size="36pt" style:font-size-asian="36pt" style:font-size-complex="36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mic Sans MS2" fo:font-size="24pt" fo:font-style="normal" fo:text-shadow="none" style:text-underline-style="none" fo:font-weight="normal" style:letter-kerning="true" style:font-name-asian="標楷體" style:font-size-asian="32pt" style:font-style-asian="normal" style:font-weight-asian="normal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Comic Sans MS2" fo:font-size="24pt" fo:font-style="normal" fo:text-shadow="none" style:text-underline-style="none" fo:font-weight="normal" style:letter-kerning="true" style:font-name-asian="標楷體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mic Sans MS2" fo:font-size="24pt" fo:font-style="normal" fo:text-shadow="none" style:text-underline-style="none" fo:font-weight="normal" style:letter-kerning="true" style:font-name-asian="標楷體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/>
    </style:style>
    <style:style style:name="T17" style:family="text">
      <style:text-properties style:text-overline-style="solid" style:text-overline-width="auto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數學科暑假作業<text:line-break/><text:span text:style-name="T1">畢氏定理證明</text:span><text:span text:style-name="T1">&amp;</text:span><text:span text:style-name="T1">幾何級數和證明</text:span>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2"><text:span text:style-name="T2">72014</text:span><text:span text:style-name="T2">鍾定栩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目錄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1.畢氏定理證明<text:tab/><text:tab/>P.3</text:p>
                <text:list>
                  <text:list-item>
                    <text:p text:style-name="P1">第一種證法<text:tab/><text:tab/><text:tab/><text:tab/>P.3</text:p>
                  </text:list-item>
                  <text:list-item>
                    <text:p text:style-name="P1">第二種證法<text:tab/><text:tab/><text:tab/><text:tab/>P.4</text:p>
                  </text:list-item>
                </text:list>
              </text:list-item>
              <text:list-item>
                <text:p text:style-name="P1">2.幾何級數和證明<text:tab/>P.5</text:p>
              </text:list-item>
              <text:list-item>
                <text:p text:style-name="P1">資料出處<text:tab/><text:tab/><text:tab/><text:tab/><text:tab/>P.6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2.63cm" svg:x="1.397cm" svg:y="0.252cm" presentation:class="title" presentation:user-transformed="true">
          <draw:text-box>
            <text:p text:style-name="P6">1.畢氏定理證明-第一種</text:p>
          </draw:text-box>
        </draw:frame>
        <draw:frame presentation:style-name="pr5" draw:text-style-name="P1" draw:layer="layout" svg:width="12.103cm" svg:height="9.716cm" svg:x="1.397cm" svg:y="4cm" presentation:class="outline" presentation:user-transformed="true">
          <draw:text-box>
            <text:list text:style-name="L2">
              <text:list-item>
                <text:p text:style-name="P1">e/a=a/c⇒ ce=a<text:span text:style-name="T3">2</text:span></text:p>
              </text:list-item>
              <text:list-item>
                <text:p text:style-name="P7"><text:span text:style-name="T4">d/b=b/c</text:span><text:span text:style-name="T5">⇒ cd=b</text:span><text:span text:style-name="T3">2</text:span></text:p>
              </text:list-item>
              <text:list-item>
                <text:p text:style-name="P7"><text:span text:style-name="T4">ce+cd=a</text:span><text:span text:style-name="T6">2</text:span><text:span text:style-name="T4">+b</text:span><text:span text:style-name="T6">2</text:span><text:span text:style-name="T6"><text:line-break/></text:span><text:span text:style-name="T4">⇒ c(e+d)=a</text:span><text:span text:style-name="T6">2</text:span><text:span text:style-name="T4">+b</text:span><text:span text:style-name="T6">2</text:span><text:span text:style-name="T6"><text:line-break/></text:span><text:span text:style-name="T5">⇒ c</text:span><text:span text:style-name="T3">2</text:span><text:span text:style-name="T5">=a</text:span><text:span text:style-name="T3">2</text:span><text:span text:style-name="T5">+b</text:span><text:span text:style-name="T3">2</text:span><text:span text:style-name="T5"><text:tab/></text:span><text:span text:style-name="T5"><text:tab/></text:span><text:span text:style-name="T5">(∵d+e=c)</text:span></text:p>
              </text:list-item>
            </text:list>
          </draw:text-box>
        </draw:frame>
        <draw:custom-shape draw:style-name="gr2" draw:text-style-name="P8" draw:layer="layout" svg:width="0.5cm" svg:height="0.5cm" draw:transform="rotate (0.523598775598299) translate (21.759cm 7.21cm)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9" draw:layer="layout" svg:width="3.75cm" svg:height="4cm" svg:x="18.75cm" svg:y="11.1cm">
            <draw:text-box>
              <text:p><text:span text:style-name="T7">b</text:span></text:p>
            </draw:text-box>
          </draw:frame>
          <draw:line draw:style-name="gr4" draw:text-style-name="P10" draw:layer="layout" svg:x1="15cm" svg:y1="12.025cm" svg:x2="24.5cm" svg:y2="12.025cm">
            <text:p/>
          </draw:line>
        </draw:g>
        <draw:g>
          <draw:frame draw:style-name="gr3" draw:text-style-name="P9" draw:layer="layout" svg:width="3.75cm" svg:height="4cm" svg:x="25.25cm" svg:y="7.25cm">
            <draw:text-box>
              <text:p><text:span text:style-name="T7">a</text:span></text:p>
            </draw:text-box>
          </draw:frame>
          <draw:line draw:style-name="gr4" draw:text-style-name="P10" draw:layer="layout" svg:x1="25cm" svg:y1="11.5cm" svg:x2="25cm" svg:y2="5.5cm">
            <text:p/>
          </draw:line>
        </draw:g>
        <draw:g>
          <draw:custom-shape draw:style-name="gr5" draw:text-style-name="P8" draw:layer="layout" svg:width="0.441cm" svg:height="0.509cm" svg:x="24cm" svg:y="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8" draw:layer="layout" svg:width="9.5cm" svg:height="6cm" svg:x="15cm" svg:y="5.5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line draw:style-name="gr7" draw:text-style-name="P8" draw:layer="layout" svg:x1="24.5cm" svg:y1="11.5cm" svg:x2="21.75cm" svg:y2="7.25cm">
              <text:p/>
            </draw:line>
          </draw:g>
          <draw:g>
            <draw:frame draw:style-name="gr3" draw:text-style-name="P11" draw:layer="layout" svg:width="3.75cm" svg:height="4cm" svg:x="21.8cm" svg:y="3.2cm">
              <draw:text-box>
                <text:p><text:span text:style-name="T1">e</text:span></text:p>
              </draw:text-box>
            </draw:frame>
            <draw:line draw:style-name="gr4" draw:text-style-name="P10" draw:layer="layout" svg:x1="21.52cm" svg:y1="6.533cm" svg:x2="24.229cm" svg:y2="4.817cm">
              <text:p/>
            </draw:line>
          </draw:g>
        </draw:g>
        <draw:g>
          <draw:line draw:style-name="gr4" draw:text-style-name="P10" draw:layer="layout" svg:x1="14.776cm" svg:y1="10.792cm" svg:x2="21.224cm" svg:y2="6.708cm">
            <text:p/>
          </draw:line>
          <draw:frame draw:style-name="gr3" draw:text-style-name="P11" draw:layer="layout" svg:width="3.75cm" svg:height="4cm" svg:x="17.1cm" svg:y="6.2cm">
            <draw:text-box>
              <text:p><text:span text:style-name="T1">d</text:span></text:p>
            </draw:text-box>
          </draw:frame>
        </draw:g>
        <draw:frame draw:style-name="gr3" draw:text-style-name="P9" draw:layer="layout" svg:width="3.75cm" svg:height="4cm" svg:x="17.85cm" svg:y="3.7cm">
          <draw:text-box>
            <text:p><text:span text:style-name="T7">c</text:span></text:p>
          </draw:text-box>
        </draw:frame>
        <draw:line draw:style-name="gr4" draw:text-style-name="P10" draw:layer="layout" svg:x1="14.076cm" svg:y1="9.792cm" svg:x2="23.75cm" svg:y2="3.75cm">
          <text:p/>
        </draw:line>
        <draw:frame draw:style-name="gr8" draw:text-style-name="P12" draw:layer="layout" svg:width="15.5cm" svg:height="1.281cm" svg:x="1cm" svg:y="13.373cm">
          <draw:text-box>
            <text:p>資料來源：資料出處[1], P.294~295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9" presentation:use-date-time-name="dtd1">
        <office:forms form:automatic-focus="false" form:apply-design-mode="false"/>
        <draw:frame presentation:style-name="pr4" draw:text-style-name="P6" draw:layer="layout" svg:width="25cm" svg:height="2.75cm" svg:x="1.5cm" svg:y="0.25cm" presentation:class="title">
          <draw:text-box>
            <text:p text:style-name="P6">1.畢氏定理證明-第二種</text:p>
          </draw:text-box>
        </draw:frame>
        <draw:g>
          <draw:custom-shape draw:style-name="gr9" draw:text-style-name="P8" draw:layer="layout" svg:width="7.172cm" svg:height="7.172cm" svg:x="0.7cm" svg:y="4.699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2.399cm" svg:y1="4.699cm" svg:x2="2.399cm" svg:y2="11.871cm">
            <text:p/>
          </draw:line>
          <draw:line draw:style-name="gr10" draw:text-style-name="P8" draw:layer="layout" svg:x1="0.7cm" svg:y1="10.248cm" svg:x2="7.872cm" svg:y2="10.248cm">
            <text:p/>
          </draw:line>
          <draw:line draw:style-name="gr10" draw:text-style-name="P8" draw:layer="layout" svg:x1="2.399cm" svg:y1="4.699cm" svg:x2="0.7cm" svg:y2="10.172cm">
            <text:p/>
          </draw:line>
          <draw:line draw:style-name="gr10" draw:text-style-name="P8" draw:layer="layout" svg:x1="7.872cm" svg:y1="10.172cm" svg:x2="2.399cm" svg:y2="11.87cm">
            <text:p/>
          </draw:line>
          <draw:g>
            <draw:frame draw:style-name="gr11" draw:text-style-name="P11" draw:layer="layout" svg:width="2.83cm" svg:height="2.076cm" svg:x="4.685cm" svg:y="2.794cm">
              <draw:text-box>
                <text:p><text:span text:style-name="T1">a</text:span></text:p>
              </draw:text-box>
            </draw:frame>
            <draw:frame draw:style-name="gr11" draw:text-style-name="P11" draw:layer="layout" svg:width="2.83cm" svg:height="2.076cm" svg:x="4.308cm" svg:y="6.387cm">
              <draw:text-box>
                <text:p><text:span text:style-name="T1">a</text:span><text:span text:style-name="T8">2</text:span></text:p>
              </draw:text-box>
            </draw:frame>
            <draw:frame draw:style-name="gr11" draw:text-style-name="P11" draw:layer="layout" svg:width="2.831cm" svg:height="2.076cm" svg:x="0.91cm" svg:y="2.944cm">
              <draw:text-box>
                <text:p><text:span text:style-name="T1">b</text:span></text:p>
              </draw:text-box>
            </draw:frame>
            <draw:frame draw:style-name="gr11" draw:text-style-name="P13" draw:layer="layout" svg:width="2.831cm" svg:height="2.076cm" svg:x="0.91cm" svg:y="10.085cm">
              <draw:text-box>
                <text:p><text:span text:style-name="T9">b</text:span><text:span text:style-name="T10">2</text:span></text:p>
              </draw:text-box>
            </draw:frame>
            <draw:frame draw:style-name="gr12" draw:text-style-name="P12" draw:layer="layout" svg:width="10.5cm" svg:height="4.686cm" svg:x="17cm" svg:y="4.922cm">
              <draw:text-box>
                <text:p>無言的證明<text:line-break/>「一張圖勝過千言萬語」<text:line-break/><text:line-break/>圖片中的8個三角形是全等的<text:line-break/>因此a<text:span text:style-name="T3">2</text:span>+b<text:span text:style-name="T3">2</text:span>=c<text:span text:style-name="T3">2</text:span></text:p>
              </draw:text-box>
            </draw:frame>
          </draw:g>
          <draw:frame draw:style-name="gr11" draw:text-style-name="P14" draw:layer="layout" svg:width="2.831cm" svg:height="2.076cm" svg:x="2.549cm" svg:y="9.806cm">
            <draw:text-box>
              <text:p><text:span text:style-name="T11">3</text:span></text:p>
            </draw:text-box>
          </draw:frame>
          <draw:g>
            <draw:frame draw:style-name="gr11" draw:text-style-name="P14" draw:layer="layout" svg:width="2.832cm" svg:height="2.076cm" svg:x="0.78cm" svg:y="4.5cm">
              <draw:text-box>
                <text:p><text:span text:style-name="T11">1</text:span></text:p>
              </draw:text-box>
            </draw:frame>
            <draw:frame draw:style-name="gr11" draw:text-style-name="P14" draw:layer="layout" svg:width="2.832cm" svg:height="2.075cm" svg:x="1.168cm" svg:y="8.243cm">
              <draw:text-box>
                <text:p><text:span text:style-name="T11">2</text:span></text:p>
              </draw:text-box>
            </draw:frame>
            <draw:frame draw:style-name="gr11" draw:text-style-name="P14" draw:layer="layout" svg:width="2.832cm" svg:height="2.076cm" svg:x="6.668cm" svg:y="9.956cm">
              <draw:text-box>
                <text:p><text:span text:style-name="T11">4</text:span></text:p>
              </draw:text-box>
            </draw:frame>
          </draw:g>
        </draw:g>
        <draw:g>
          <draw:custom-shape draw:style-name="gr13" draw:text-style-name="P8" draw:layer="layout" svg:width="7.075cm" svg:height="7.075cm" svg:x="9.375cm" svg:y="4.59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8" draw:layer="layout" svg:x1="11.05cm" svg:y1="4.59cm" svg:x2="9.375cm" svg:y2="9.99cm">
            <text:p/>
          </draw:line>
          <draw:line draw:style-name="gr10" draw:text-style-name="P8" draw:layer="layout" svg:x1="16.412cm" svg:y1="6.23cm" svg:x2="14.737cm" svg:y2="11.63cm">
            <text:p/>
          </draw:line>
          <draw:line draw:style-name="gr10" draw:text-style-name="P8" draw:layer="layout" svg:x1="16.488cm" svg:y1="6.265cm" svg:x2="11.088cm" svg:y2="4.59cm">
            <text:p/>
          </draw:line>
          <draw:line draw:style-name="gr10" draw:text-style-name="P8" draw:layer="layout" svg:x1="14.775cm" svg:y1="11.629cm" svg:x2="9.375cm" svg:y2="9.954cm">
            <text:p/>
          </draw:line>
          <draw:g>
            <draw:frame draw:style-name="gr11" draw:text-style-name="P11" draw:layer="layout" svg:width="2.793cm" svg:height="2.05cm" svg:x="12.317cm" svg:y="6.696cm">
              <draw:text-box>
                <text:p><text:span text:style-name="T1">c</text:span><text:span text:style-name="T8">2</text:span></text:p>
              </draw:text-box>
            </draw:frame>
            <draw:frame draw:style-name="gr11" draw:text-style-name="P11" draw:layer="layout" svg:width="2.793cm" svg:height="2.048cm" svg:x="13.434cm" svg:y="4.685cm">
              <draw:text-box>
                <text:p><text:span text:style-name="T1">c</text:span></text:p>
              </draw:text-box>
            </draw:frame>
            <draw:frame draw:style-name="gr11" draw:text-style-name="P11" draw:layer="layout" svg:width="2.793cm" svg:height="2.048cm" svg:x="13.434cm" svg:y="2.6cm">
              <draw:text-box>
                <text:p><text:span text:style-name="T1">a</text:span></text:p>
              </draw:text-box>
            </draw:frame>
            <draw:frame draw:style-name="gr11" draw:text-style-name="P11" draw:layer="layout" svg:width="2.793cm" svg:height="2.048cm" svg:x="9.711cm" svg:y="2.6cm">
              <draw:text-box>
                <text:p><text:span text:style-name="T1">b</text:span></text:p>
              </draw:text-box>
            </draw:frame>
          </draw:g>
          <draw:g>
            <draw:frame draw:style-name="gr11" draw:text-style-name="P15" draw:layer="layout" svg:width="2.62cm" svg:height="1.922cm" svg:x="9.711cm" svg:y="4.356cm">
              <draw:text-box>
                <text:p><text:span text:style-name="T12">1</text:span></text:p>
              </draw:text-box>
            </draw:frame>
            <draw:frame draw:style-name="gr11" draw:text-style-name="P15" draw:layer="layout" svg:width="2.62cm" svg:height="1.922cm" svg:x="9.711cm" svg:y="9.876cm">
              <draw:text-box>
                <text:p text:style-name="P16"><text:span text:style-name="T12">2</text:span></text:p>
              </draw:text-box>
            </draw:frame>
            <draw:frame draw:style-name="gr11" draw:text-style-name="P15" draw:layer="layout" svg:width="2.62cm" svg:height="1.922cm" svg:x="14.88cm" svg:y="4.356cm">
              <draw:text-box>
                <text:p><text:span text:style-name="T12">3</text:span></text:p>
              </draw:text-box>
            </draw:frame>
            <draw:frame draw:style-name="gr11" draw:text-style-name="P15" draw:layer="layout" svg:width="2.62cm" svg:height="1.922cm" svg:x="14.88cm" svg:y="9.876cm">
              <draw:text-box>
                <text:p text:style-name="P16"><text:span text:style-name="T12">4</text:span></text:p>
              </draw:text-box>
            </draw:frame>
          </draw:g>
        </draw:g>
        <draw:frame draw:style-name="gr8" draw:text-style-name="P12" draw:layer="layout" svg:width="15.5cm" svg:height="1.281cm" svg:x="1cm" svg:y="13.372cm">
          <draw:text-box>
            <text:p>資料來源：資料出處[1], P.202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2.幾何級數和證明</text:p>
          </draw:text-box>
        </draw:frame>
        <draw:frame presentation:style-name="pr5" draw:text-style-name="P1" draw:layer="layout" svg:width="11.72cm" svg:height="9.716cm" svg:x="1.397cm" svg:y="4cm" presentation:class="outline" presentation:user-transformed="true">
          <draw:text-box>
            <text:list text:style-name="L2">
              <text:list-item>
                <text:p text:style-name="P7"><text:span text:style-name="T13">ab</text:span><text:span text:style-name="T14">/</text:span><text:span text:style-name="T13">de</text:span><text:span text:style-name="T14">=</text:span><text:span text:style-name="T13">ca</text:span><text:span text:style-name="T14">/</text:span><text:span text:style-name="T13">cd</text:span><text:span text:style-name="T13"><text:line-break/></text:span><text:span text:style-name="T15">⇒ </text:span><text:span text:style-name="T13">ab</text:span><text:span text:style-name="T15">/1=1/(1-r)</text:span><text:span text:style-name="T15"><text:line-break/></text:span><text:span text:style-name="T16">⇒ </text:span><text:span text:style-name="T17">ab</text:span><text:span text:style-name="T16">=1/(1-r)</text:span></text:p>
              </text:list-item>
            </text:list>
          </draw:text-box>
        </draw:frame>
        <draw:g>
          <draw:custom-shape draw:style-name="gr14" draw:text-style-name="P8" draw:layer="layout" svg:width="14.122cm" svg:height="4.808cm" svg:x="12.292cm" svg:y="5.73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15" draw:text-style-name="P11" draw:layer="layout" svg:width="1.652cm" svg:height="1.351cm" svg:x="11.391cm" svg:y="10.275cm">
            <draw:text-box>
              <text:p><text:span text:style-name="T1">a</text:span></text:p>
            </draw:text-box>
          </draw:frame>
          <draw:frame draw:style-name="gr15" draw:text-style-name="P11" draw:layer="layout" svg:width="1.652cm" svg:height="1.351cm" svg:x="26.565cm" svg:y="10.275cm">
            <draw:text-box>
              <text:p><text:span text:style-name="T1">b</text:span></text:p>
            </draw:text-box>
          </draw:frame>
          <draw:custom-shape draw:style-name="gr16" draw:text-style-name="P17" draw:layer="layout" svg:width="0.149cm" svg:height="0.151cm" svg:x="12.232cm" svg:y="10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15cm" svg:height="0.15cm" svg:x="26.295cm" svg:y="10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149cm" svg:height="0.119cm" svg:x="12.233cm" svg:y="5.6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1" draw:layer="layout" svg:width="1.652cm" svg:height="1.352cm" svg:x="11.841cm" svg:y="4.31cm">
            <draw:text-box>
              <text:p><text:span text:style-name="T1">c</text:span></text:p>
            </draw:text-box>
          </draw:frame>
          <draw:line draw:style-name="gr10" draw:text-style-name="P8" draw:layer="layout" svg:x1="17.1cm" svg:y1="10.574cm" svg:x2="17.1cm" svg:y2="7.419cm">
            <text:p/>
          </draw:line>
          <draw:line draw:style-name="gr10" draw:text-style-name="P8" draw:layer="layout" svg:x1="20.254cm" svg:y1="10.574cm" svg:x2="20.254cm" svg:y2="8.471cm">
            <text:p/>
          </draw:line>
          <draw:line draw:style-name="gr10" draw:text-style-name="P8" draw:layer="layout" svg:x1="22.358cm" svg:y1="10.574cm" svg:x2="22.358cm" svg:y2="9.222cm">
            <text:p/>
          </draw:line>
          <draw:line draw:style-name="gr4" draw:text-style-name="P10" draw:layer="layout" svg:x1="12.292cm" svg:y1="10.995cm" svg:x2="17.1cm" svg:y2="10.995cm">
            <text:p/>
          </draw:line>
          <draw:line draw:style-name="gr4" draw:text-style-name="P10" draw:layer="layout" svg:x1="17.039cm" svg:y1="10.995cm" svg:x2="20.254cm" svg:y2="10.995cm">
            <text:p/>
          </draw:line>
          <draw:line draw:style-name="gr4" draw:text-style-name="P10" draw:layer="layout" svg:x1="20.224cm" svg:y1="10.995cm" svg:x2="22.357cm" svg:y2="10.995cm">
            <text:p/>
          </draw:line>
          <draw:frame draw:style-name="gr15" draw:text-style-name="P11" draw:layer="layout" svg:width="1.653cm" svg:height="1.353cm" svg:x="14.095cm" svg:y="10.874cm">
            <draw:text-box>
              <text:p><text:span text:style-name="T1">1</text:span></text:p>
            </draw:text-box>
          </draw:frame>
          <draw:frame draw:style-name="gr15" draw:text-style-name="P11" draw:layer="layout" svg:width="1.653cm" svg:height="1.353cm" svg:x="18.241cm" svg:y="10.874cm">
            <draw:text-box>
              <text:p><text:span text:style-name="T1">r</text:span></text:p>
            </draw:text-box>
          </draw:frame>
          <draw:line draw:style-name="gr4" draw:text-style-name="P10" draw:layer="layout" svg:x1="22.328cm" svg:y1="10.995cm" svg:x2="23.71cm" svg:y2="10.995cm">
            <text:p/>
          </draw:line>
          <draw:line draw:style-name="gr10" draw:text-style-name="P8" draw:layer="layout" svg:x1="23.71cm" svg:y1="10.574cm" svg:x2="23.71cm" svg:y2="9.673cm">
            <text:p/>
          </draw:line>
          <draw:frame draw:style-name="gr15" draw:text-style-name="P11" draw:layer="layout" svg:width="1.652cm" svg:height="1.353cm" svg:x="20.751cm" svg:y="10.979cm">
            <draw:text-box>
              <text:p><text:span text:style-name="T1">r</text:span><text:span text:style-name="T8">2</text:span></text:p>
            </draw:text-box>
          </draw:frame>
          <draw:frame draw:style-name="gr15" draw:text-style-name="P11" draw:layer="layout" svg:width="1.652cm" svg:height="1.353cm" svg:x="22.373cm" svg:y="10.979cm">
            <draw:text-box>
              <text:p><text:span text:style-name="T1">r</text:span><text:span text:style-name="T8">3</text:span></text:p>
            </draw:text-box>
          </draw:frame>
          <draw:line draw:style-name="gr10" draw:text-style-name="P8" draw:layer="layout" svg:x1="12.292cm" svg:y1="7.419cm" svg:x2="17.1cm" svg:y2="7.419cm">
            <text:p/>
          </draw:line>
          <draw:frame draw:style-name="gr15" draw:text-style-name="P11" draw:layer="layout" svg:width="1.653cm" svg:height="1.353cm" svg:x="12.292cm" svg:y="7.42cm">
            <draw:text-box>
              <text:p><text:span text:style-name="T1">d</text:span></text:p>
            </draw:text-box>
          </draw:frame>
          <draw:frame draw:style-name="gr15" draw:text-style-name="P11" draw:layer="layout" svg:width="1.655cm" svg:height="1.353cm" svg:x="17.068cm" svg:y="6.022cm">
            <draw:text-box>
              <text:p><text:span text:style-name="T1">e</text:span></text:p>
            </draw:text-box>
          </draw:frame>
          <draw:custom-shape draw:style-name="gr16" draw:text-style-name="P17" draw:layer="layout" svg:width="0.149cm" svg:height="0.15cm" svg:x="12.233cm" svg:y="7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15cm" svg:height="0.149cm" svg:x="17.041cm" svg:y="7.3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0" draw:layer="layout" svg:x1="16.604cm" svg:y1="10.559cm" svg:x2="16.604cm" svg:y2="7.344cm">
            <text:p/>
          </draw:line>
          <draw:frame draw:style-name="gr15" draw:text-style-name="P11" draw:layer="layout" svg:width="1.653cm" svg:height="1.351cm" svg:x="15.702cm" svg:y="8.337cm">
            <draw:text-box>
              <text:p><text:span text:style-name="T1">r</text:span></text:p>
            </draw:text-box>
          </draw:frame>
          <draw:line draw:style-name="gr4" draw:text-style-name="P10" draw:layer="layout" svg:x1="11.976cm" svg:y1="10.575cm" svg:x2="11.976cm" svg:y2="5.767cm">
            <text:p/>
          </draw:line>
          <draw:frame draw:style-name="gr15" draw:text-style-name="P11" draw:layer="layout" svg:width="1.652cm" svg:height="1.353cm" svg:x="11cm" svg:y="7.629cm">
            <draw:text-box>
              <text:p><text:span text:style-name="T1">1</text:span></text:p>
            </draw:text-box>
          </draw:frame>
          <draw:line draw:style-name="gr4" draw:text-style-name="P10" draw:layer="layout" svg:x1="19.969cm" svg:y1="10.559cm" svg:x2="19.969cm" svg:y2="8.426cm">
            <text:p/>
          </draw:line>
          <draw:frame draw:style-name="gr15" draw:text-style-name="P11" draw:layer="layout" svg:width="1.651cm" svg:height="1.353cm" svg:x="18.723cm" svg:y="8.861cm">
            <draw:text-box>
              <text:p><text:span text:style-name="T1">r</text:span><text:span text:style-name="T8">2</text:span></text:p>
            </draw:text-box>
          </draw:frame>
          <draw:line draw:style-name="gr4" draw:text-style-name="P10" draw:layer="layout" svg:x1="12.637cm" svg:y1="7.435cm" svg:x2="12.622cm" svg:y2="5.767cm">
            <text:p/>
          </draw:line>
          <draw:frame draw:style-name="gr15" draw:text-style-name="P13" draw:layer="layout" svg:width="1.651cm" svg:height="1.352cm" svg:x="12.803cm" svg:y="6.037cm">
            <draw:text-box>
              <text:p><text:span text:style-name="T9">1-r</text:span></text:p>
            </draw:text-box>
          </draw:frame>
        </draw:g>
        <draw:frame draw:style-name="gr8" draw:text-style-name="P12" draw:layer="layout" svg:width="15.5cm" svg:height="1.281cm" svg:x="1cm" svg:y="13.373cm">
          <draw:text-box>
            <text:p>資料來源：資料出處[1], P.292~293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資料出處</text:p>
          </draw:text-box>
        </draw:frame>
        <draw:frame presentation:style-name="pr5" draw:text-style-name="P1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8">[1]斯坦(Sherman K. Stein)，《幹嘛學數學？》，<text:line-break/>葉偉文譯，天下遠見出版，臺北, 1999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7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6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3" svg:font-family="'Comic Sans MS'" style:font-adornments="義式斜體" style:font-family-generic="script" style:font-pitch="variable"/>
    <style:font-face style:name="標楷體4" svg:font-family="標楷體" style:font-family-generic="script" style:font-pitch="variable"/>
    <style:font-face style:name="標楷體2" svg:font-family="標楷體" style:font-adornments="標準" style:font-family-generic="script" style:font-pitch="variable"/>
    <style:font-face style:name="標楷體8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4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1" svg:font-family="標楷體" style:font-adornments="標準" style:font-family-generic="system" style:font-pitch="variable"/>
    <style:font-face style:name="標楷體5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2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Comic Sans MS2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textarea-vertical-align="middle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align="center" fo:text-indent="0cm"/>
      <style:text-properties fo:color="#dbf5f9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21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graphic-properties draw:textarea-vertical-align="middle"/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graphic-properties draw:textarea-vertical-align="middle"/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graphic-properties draw:textarea-vertical-align="middle"/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graphic-properties draw:textarea-vertical-align="middle"/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3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6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2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7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2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7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2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style:font-name="Comic Sans MS2" fo:font-family="'Comic Sans MS'" style:font-style-name="標準" style:font-family-generic="script" style:font-pitch="variable"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7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7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6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6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7T13:17:23.630000000</meta:creation-date>
    <meta:editing-duration>PT59M38S</meta:editing-duration>
    <meta:editing-cycles>22</meta:editing-cycles>
    <meta:generator>LibreOffice/7.1.6.2$Windows_X86_64 LibreOffice_project/0e133318fcee89abacd6a7d077e292f1145735c3</meta:generator>
    <dc:title>簡報範本</dc:title>
    <dc:date>2023-08-04T14:04:52.219000000</dc:date>
    <meta:document-statistic meta:object-count="156"/>
  </office:meta>
</office:document-meta>
</file>